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75cm"/>
    </style:style>
    <style:style style:name="gr7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649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1pt" style:font-size-asian="12pt" style:font-size-complex="12pt"/>
    </style:style>
    <style:style style:name="P6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0pt"/>
    </style:style>
    <style:style style:name="P10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'Lucida Sans'" style:font-family-generic-complex="system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1.27cm" svg:x="6.15cm" svg:y="2.905cm">
          <text:p text:style-name="P1"><text:span text:style-name="T1">NLSR</text:span></text:p>
        </draw:rect>
        <draw:rect draw:style-name="gr1" draw:text-style-name="P2" draw:layer="layout" svg:width="2.54cm" svg:height="1.27cm" svg:x="8.65cm" svg:y="2.905cm">
          <text:p text:style-name="P1"><text:span text:style-name="T1">CCND</text:span></text:p>
        </draw:rect>
        <draw:rect draw:style-name="gr1" draw:text-style-name="P2" draw:layer="layout" svg:width="2.54cm" svg:height="1.27cm" svg:x="16.15cm" svg:y="2.905cm">
          <text:p text:style-name="P1"><text:span text:style-name="T1">NLSR</text:span></text:p>
        </draw:rect>
        <draw:rect draw:style-name="gr1" draw:text-style-name="P2" draw:layer="layout" svg:width="2.54cm" svg:height="1.27cm" svg:x="18.65cm" svg:y="2.905cm">
          <text:p text:style-name="P1"><text:span text:style-name="T1">CCND</text:span></text:p>
        </draw:rect>
        <draw:line draw:style-name="gr2" draw:text-style-name="P1" draw:layer="layout" svg:x1="8.62cm" svg:y1="4.175cm" svg:x2="8.62cm" svg:y2="20.59cm">
          <text:p/>
        </draw:line>
        <draw:line draw:style-name="gr2" draw:text-style-name="P1" draw:layer="layout" svg:x1="18.62cm" svg:y1="4.176cm" svg:x2="18.62cm" svg:y2="20.591cm">
          <text:p/>
        </draw:line>
        <draw:frame draw:style-name="gr3" draw:text-style-name="P3" draw:layer="layout" svg:width="5.715cm" svg:height="1.52cm" svg:x="5.78cm" svg:y="1.835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frame draw:style-name="gr3" draw:text-style-name="P3" draw:layer="layout" svg:width="5.715cm" svg:height="1.52cm" svg:x="15.881cm" svg:y="1.835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frame draw:style-name="gr4" draw:text-style-name="P3" draw:layer="layout" svg:width="9.525cm" svg:height="4.585cm" svg:x="6.08cm" svg:y="4.175cm">
          <draw:text-box>
            <text:p><text:span text:style-name="T2">1. Pollux's NLSR <text:s/>is brought on live</text:span></text:p>
            <text:p><text:span text:style-name="T2">2. NLSR reads Configuration file</text:span></text:p>
            <text:p><text:span text:style-name="T2"><text:s/></text:span><text:span text:style-name="T2"><text:tab/></text:span><text:span text:style-name="T2">a. Reads router-name and registers router-name/nlsr/ name prefix in CCND</text:span></text:p>
            <text:p><text:span text:style-name="T2"><text:s/></text:span><text:span text:style-name="T2"><text:tab/></text:span><text:span text:style-name="T2">b. Reads name prefixes and stores them in Name prefix List(NPL)</text:span></text:p>
            <text:p><text:span text:style-name="T2"><text:s/></text:span><text:span text:style-name="T2"><text:tab/></text:span><text:span text:style-name="T2">c. Reads neighbors and stores them in Adjacency List(ADL)</text:span></text:p>
            <text:p><text:span text:style-name="T2"/></text:p>
            <text:p><text:span text:style-name="T2">3.Sends interest to each neighbor in ADL on name space <text:s/>/router-name/nlsr/sendlsdb/</text:span></text:p>
          </draw:text-box>
        </draw:frame>
        <draw:line draw:style-name="gr5" draw:text-style-name="P4" draw:layer="layout" svg:x1="8.62cm" svg:y1="8.82cm" svg:x2="18.78cm" svg:y2="10.09cm">
          <text:p><text:span text:style-name="T3">Step 3. Interest on name prefix</text:span></text:p>
          <text:p><text:span text:style-name="T3">/ndn/memphis.edu/castor/nlsr/lsdb/version</text:span></text:p>
        </draw:line>
        <draw:frame draw:style-name="gr6" draw:text-style-name="P5" draw:layer="layout" svg:width="6.985cm" svg:height="3.707cm" svg:x="16.24cm" svg:y="10.196cm">
          <draw:text-box>
            <text:p><text:span text:style-name="T4">4. Castor checks its ADL as it is a new neighbor </text:span></text:p>
            <text:p><text:span text:style-name="T4"><text:tab/></text:span><text:span text:style-name="T4">a. Updates ADL</text:span></text:p>
            <text:p><text:span text:style-name="T4"><text:tab/></text:span><text:span text:style-name="T4">b. Builds new Adjacency LSA</text:span></text:p>
            <text:p><text:span text:style-name="T4"><text:tab/></text:span><text:span text:style-name="T4">c. <text:s/>Enqueue this LSA for each neighbor to send update</text:span></text:p>
            <text:p><text:span text:style-name="T4"><text:tab/></text:span><text:span text:style-name="T4">d. Sends Summary LSDB to pollux</text:span></text:p>
          </draw:text-box>
        </draw:frame>
        <draw:rect draw:style-name="gr1" draw:text-style-name="P2" draw:layer="layout" svg:width="2.54cm" svg:height="1.27cm" svg:x="21.85cm" svg:y="7.205cm">
          <text:p text:style-name="P1"><text:span text:style-name="T1">NLSR</text:span></text:p>
        </draw:rect>
        <draw:rect draw:style-name="gr1" draw:text-style-name="P2" draw:layer="layout" svg:width="2.54cm" svg:height="1.27cm" svg:x="24.35cm" svg:y="7.205cm">
          <text:p text:style-name="P1"><text:span text:style-name="T1">CCND</text:span></text:p>
        </draw:rect>
        <draw:rect draw:style-name="gr1" draw:text-style-name="P2" draw:layer="layout" svg:width="2.54cm" svg:height="1.27cm" svg:x="0.95cm" svg:y="7.205cm">
          <text:p text:style-name="P1"><text:span text:style-name="T1">NLSR</text:span></text:p>
        </draw:rect>
        <draw:rect draw:style-name="gr1" draw:text-style-name="P2" draw:layer="layout" svg:width="2.54cm" svg:height="1.27cm" svg:x="3.45cm" svg:y="7.205cm">
          <text:p text:style-name="P1"><text:span text:style-name="T1">CCND</text:span></text:p>
        </draw:rect>
        <draw:line draw:style-name="gr2" draw:text-style-name="P1" draw:layer="layout" svg:x1="24.395cm" svg:y1="8.52cm" svg:x2="24.395cm" svg:y2="20.49cm">
          <text:p/>
        </draw:line>
        <draw:line draw:style-name="gr2" draw:text-style-name="P1" draw:layer="layout" svg:x1="3.44cm" svg:y1="8.62cm" svg:x2="3.44cm" svg:y2="20.59cm">
          <text:p/>
        </draw:line>
        <draw:line draw:style-name="gr7" draw:text-style-name="P4" draw:layer="layout" svg:x1="8.62cm" svg:y1="16.505cm" svg:x2="18.78cm" svg:y2="14.6cm">
          <text:p text:style-name="P1"><text:span text:style-name="T2">4(d). Summary LSDB Content</text:span></text:p>
          <text:p text:style-name="P1"><text:span text:style-name="T2"/></text:p>
        </draw:line>
        <draw:line draw:style-name="gr7" draw:text-style-name="P4" draw:layer="layout" svg:x1="3.54cm" svg:y1="10.525cm" svg:x2="8.62cm" svg:y2="9.255cm">
          <text:p><text:span text:style-name="T3">Step 3. Interest on name </text:span></text:p>
          <text:p><text:span text:style-name="T3">prefix/ndn/memphis.edu/</text:span></text:p>
          <text:p><text:span text:style-name="T3">maia/nlsr/lsdb</text:span></text:p>
          <text:p><text:span text:style-name="T3"/></text:p>
        </draw:line>
        <draw:frame draw:style-name="gr6" draw:text-style-name="P5" draw:layer="layout" svg:width="6.985cm" svg:height="3.707cm" svg:x="1.041cm" svg:y="10.997cm">
          <draw:text-box>
            <text:p><text:span text:style-name="T4">4. Maia checks its ADL as it is a new neighbor </text:span></text:p>
            <text:p><text:span text:style-name="T4"><text:tab/></text:span><text:span text:style-name="T4">a. Updates ADL</text:span></text:p>
            <text:p><text:span text:style-name="T4"><text:tab/></text:span><text:span text:style-name="T4">b. Builds new Adjcency LSA</text:span></text:p>
            <text:p><text:span text:style-name="T4"><text:tab/></text:span><text:span text:style-name="T4">c. </text:span><text:span text:style-name="T5">Enqueue this LSA for each </text:span><text:span text:style-name="T6">neighbor to send update</text:span></text:p>
            <text:p><text:span text:style-name="T4"><text:tab/></text:span><text:span text:style-name="T4">d. Sends Summary LSDB to pollux</text:span></text:p>
          </draw:text-box>
        </draw:frame>
        <draw:line draw:style-name="gr5" draw:text-style-name="P4" draw:layer="layout" svg:x1="3.54cm" svg:y1="16.24cm" svg:x2="8.62cm" svg:y2="16.875cm">
          <text:p text:style-name="P1"><text:span text:style-name="T2">4(d). Summary LSDB</text:span></text:p>
          <text:p text:style-name="P1"><text:span text:style-name="T2">Content</text:span></text:p>
        </draw:line>
        <draw:frame draw:style-name="gr8" draw:text-style-name="P3" draw:layer="layout" svg:width="9.459cm" svg:height="2.899cm" svg:x="6.246cm" svg:y="17.151cm">
          <draw:text-box>
            <text:p><text:span text:style-name="T2">5. Upon receiving reply Pollux does following actions</text:span></text:p>
            <text:p><text:span text:style-name="T2">a. Updates in ADL. But if pollux does not get any content back interest is timed out then does not make any change in ADL</text:span></text:p>
            <text:p><text:span text:style-name="T2">b. For each LSA Header in LSDB content pollux will exchange next two messages</text:span></text:p>
          </draw:text-box>
        </draw:frame>
        <draw:frame draw:style-name="gr3" draw:text-style-name="P3" draw:layer="layout" svg:width="5.715cm" svg:height="1.52cm" svg:x="0.781cm" svg:y="5.935cm">
          <draw:text-box>
            <text:p text:style-name="P1"><text:span text:style-name="T2">Maia</text:span></text:p>
            <text:p text:style-name="P1"><text:span text:style-name="T2">/ndn/memphis.edu/maia</text:span></text:p>
          </draw:text-box>
        </draw:frame>
        <draw:frame draw:style-name="gr3" draw:text-style-name="P3" draw:layer="layout" svg:width="5.715cm" svg:height="1.52cm" svg:x="21.382cm" svg:y="6.035cm">
          <draw:text-box>
            <text:p text:style-name="P1"><text:span text:style-name="T2">Rigel</text:span></text:p>
            <text:p text:style-name="P1"><text:span text:style-name="T2">/ndn/memphis.edu/rigel</text:span></text:p>
          </draw:text-box>
        </draw:frame>
        <draw:line draw:style-name="gr7" draw:text-style-name="P4" draw:layer="layout" svg:x1="18.78cm" svg:y1="15.805cm" svg:x2="24.495cm" svg:y2="14.535cm">
          <text:p text:style-name="P1"><text:span text:style-name="T2">Interest on name prefix</text:span></text:p>
          <text:p text:style-name="P1"><text:span text:style-name="T2">/ndn/memephis.edu/castor/lsaupdate</text:span></text:p>
        </draw:line>
        <draw:frame draw:style-name="gr9" draw:text-style-name="P3" draw:layer="layout" svg:width="3.715cm" svg:height="1.433cm" svg:x="23.225cm" svg:y="13.065cm">
          <draw:text-box>
            <text:p text:style-name="P3"><text:span text:style-name="T2">Rigel sends periodic lsa update interest to neighbors </text:span></text:p>
          </draw:text-box>
        </draw:frame>
        <draw:frame draw:style-name="gr10" draw:text-style-name="P3" draw:layer="layout" svg:width="6.35cm" svg:height="2.155cm" svg:x="16.24cm" svg:y="16.24cm">
          <draw:text-box>
            <text:p text:style-name="P3"><text:span text:style-name="T2">Castor checks update queues. If there is updates in queue send back summary of LSDB Update else send NACK content</text:span></text:p>
          </draw:text-box>
        </draw:frame>
        <draw:line draw:style-name="gr11" draw:text-style-name="P4" draw:layer="layout" svg:x1="18.78cm" svg:y1="18.145cm" svg:x2="24.495cm" svg:y2="19.415cm">
          <text:p text:style-name="P4">Summary LSDB Update / NACK</text:p>
          <text:p text:style-name="P4">Content</text:p>
        </draw:line>
      </draw:page>
      <draw:page draw:name="page2" draw:style-name="dp1" draw:master-page-name="Default">
        <draw:rect draw:style-name="gr1" draw:text-style-name="P2" draw:layer="layout" svg:width="2.54cm" svg:height="1.27cm" svg:x="6.35cm" svg:y="2.005cm">
          <text:p text:style-name="P1"><text:span text:style-name="T1">NLSR</text:span></text:p>
        </draw:rect>
        <draw:rect draw:style-name="gr1" draw:text-style-name="P2" draw:layer="layout" svg:width="2.54cm" svg:height="1.27cm" svg:x="8.85cm" svg:y="2.005cm">
          <text:p text:style-name="P1"><text:span text:style-name="T1">CCND</text:span></text:p>
        </draw:rect>
        <draw:rect draw:style-name="gr1" draw:text-style-name="P2" draw:layer="layout" svg:width="2.54cm" svg:height="1.27cm" svg:x="16.35cm" svg:y="2.005cm">
          <text:p text:style-name="P1"><text:span text:style-name="T1">NLSR</text:span></text:p>
        </draw:rect>
        <draw:rect draw:style-name="gr1" draw:text-style-name="P2" draw:layer="layout" svg:width="2.54cm" svg:height="1.27cm" svg:x="18.85cm" svg:y="2.005cm">
          <text:p text:style-name="P1"><text:span text:style-name="T1">CCND</text:span></text:p>
        </draw:rect>
        <draw:frame draw:style-name="gr3" draw:text-style-name="P3" draw:layer="layout" svg:width="5.715cm" svg:height="1.52cm" svg:x="6.18cm" svg:y="0.935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frame draw:style-name="gr3" draw:text-style-name="P3" draw:layer="layout" svg:width="5.715cm" svg:height="1.52cm" svg:x="15.981cm" svg:y="0.935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rect draw:style-name="gr1" draw:text-style-name="P2" draw:layer="layout" svg:width="2.54cm" svg:height="1.27cm" svg:x="21.85cm" svg:y="2.005cm">
          <text:p text:style-name="P1"><text:span text:style-name="T1">NLSR</text:span></text:p>
        </draw:rect>
        <draw:rect draw:style-name="gr1" draw:text-style-name="P2" draw:layer="layout" svg:width="2.54cm" svg:height="1.27cm" svg:x="24.35cm" svg:y="2.005cm">
          <text:p text:style-name="P1"><text:span text:style-name="T1">CCND</text:span></text:p>
        </draw:rect>
        <draw:rect draw:style-name="gr1" draw:text-style-name="P2" draw:layer="layout" svg:width="2.54cm" svg:height="1.27cm" svg:x="0.95cm" svg:y="2.005cm">
          <text:p text:style-name="P1"><text:span text:style-name="T1">NLSR</text:span></text:p>
        </draw:rect>
        <draw:rect draw:style-name="gr1" draw:text-style-name="P2" draw:layer="layout" svg:width="2.54cm" svg:height="1.27cm" svg:x="3.45cm" svg:y="2.005cm">
          <text:p text:style-name="P1"><text:span text:style-name="T1">CCND</text:span></text:p>
        </draw:rect>
        <draw:line draw:style-name="gr2" draw:text-style-name="P1" draw:layer="layout" svg:x1="8.82cm" svg:y1="3.34cm" svg:x2="8.82cm" svg:y2="20.485cm">
          <text:p/>
        </draw:line>
        <draw:line draw:style-name="gr2" draw:text-style-name="P1" draw:layer="layout" svg:x1="3.42cm" svg:y1="3.341cm" svg:x2="3.42cm" svg:y2="20.486cm">
          <text:p/>
        </draw:line>
        <draw:line draw:style-name="gr2" draw:text-style-name="P1" draw:layer="layout" svg:x1="18.82cm" svg:y1="3.341cm" svg:x2="18.82cm" svg:y2="20.486cm">
          <text:p/>
        </draw:line>
        <draw:line draw:style-name="gr2" draw:text-style-name="P1" draw:layer="layout" svg:x1="24.42cm" svg:y1="3.342cm" svg:x2="24.42cm" svg:y2="20.487cm">
          <text:p/>
        </draw:line>
        <draw:line draw:style-name="gr2" draw:text-style-name="P1" draw:layer="layout" svg:x1="18.82cm" svg:y1="3.342cm" svg:x2="18.82cm" svg:y2="20.487cm">
          <text:p/>
        </draw:line>
        <draw:frame draw:style-name="gr3" draw:text-style-name="P3" draw:layer="layout" svg:width="5.715cm" svg:height="1.52cm" svg:x="0.781cm" svg:y="0.935cm">
          <draw:text-box>
            <text:p text:style-name="P1"><text:span text:style-name="T2">Maia</text:span></text:p>
            <text:p text:style-name="P1"><text:span text:style-name="T2">/ndn/memphis.edu/maia</text:span></text:p>
          </draw:text-box>
        </draw:frame>
        <draw:frame draw:style-name="gr3" draw:text-style-name="P3" draw:layer="layout" svg:width="5.715cm" svg:height="1.52cm" svg:x="21.382cm" svg:y="0.935cm">
          <draw:text-box>
            <text:p text:style-name="P1"><text:span text:style-name="T2">Rigel</text:span></text:p>
            <text:p text:style-name="P1"><text:span text:style-name="T2">/ndn/memphis.edu/rigel</text:span></text:p>
          </draw:text-box>
        </draw:frame>
        <draw:line draw:style-name="gr5" draw:text-style-name="P4" draw:layer="layout" svg:x1="8.72cm" svg:y1="3.54cm" svg:x2="18.88cm" svg:y2="4.81cm">
          <text:p text:style-name="P1"><text:span text:style-name="T3">Interest on name prefix</text:span></text:p>
          <text:p text:style-name="P1"><text:span text:style-name="T3">/ndn/memphis.edu/castor/nlsr/lsa/</text:span></text:p>
          <text:p text:style-name="P1"><text:span text:style-name="T3">orig-router-name/ls-type/</text:span></text:p>
          <text:p text:style-name="P1"><text:span text:style-name="T3">orig-time/ls-Id</text:span></text:p>
        </draw:line>
        <draw:line draw:style-name="gr7" draw:text-style-name="P4" draw:layer="layout" svg:x1="3.54cm" svg:y1="4.81cm" svg:x2="8.62cm" svg:y2="4.175cm">
          <text:p text:style-name="P1"><text:span text:style-name="T3">Interest on name prefix</text:span></text:p>
          <text:p text:style-name="P1"><text:span text:style-name="T3">/ndn/memphis.edu/maia/nlsr/</text:span></text:p>
          <text:p text:style-name="P1"><text:span text:style-name="T3">lsa/orig-router-name/ls-type/</text:span></text:p>
          <text:p text:style-name="P1"><text:span text:style-name="T3">orig-time/ls-Id</text:span></text:p>
        </draw:line>
        <draw:frame draw:style-name="gr9" draw:text-style-name="P3" draw:layer="layout" svg:width="5.08cm" svg:height="1.433cm" svg:x="16.34cm" svg:y="5.045cm">
          <draw:text-box>
            <text:p><text:span text:style-name="T2">6. Castor checks LSDB and sends reply back the LSA Content</text:span></text:p>
          </draw:text-box>
        </draw:frame>
        <draw:frame draw:style-name="gr9" draw:text-style-name="P3" draw:layer="layout" svg:width="5.08cm" svg:height="1.433cm" svg:x="1.04cm" svg:y="5.546cm">
          <draw:text-box>
            <text:p><text:span text:style-name="T2">6. Maia checks LSDB and sends reply back the LSA Content</text:span></text:p>
          </draw:text-box>
        </draw:frame>
        <draw:line draw:style-name="gr5" draw:text-style-name="P4" draw:layer="layout" svg:x1="3.54cm" svg:y1="7.35cm" svg:x2="8.62cm" svg:y2="7.985cm">
          <text:p text:style-name="P1"><text:span text:style-name="T2">LSA Content</text:span></text:p>
          <text:p text:style-name="P1"><text:span text:style-name="T2"/></text:p>
        </draw:line>
        <draw:line draw:style-name="gr7" draw:text-style-name="P4" draw:layer="layout" svg:x1="8.62cm" svg:y1="7.25cm" svg:x2="18.78cm" svg:y2="6.615cm">
          <text:p text:style-name="P1"><text:span text:style-name="T2">LSA Content</text:span></text:p>
          <text:p text:style-name="P1"><text:span text:style-name="T2"/></text:p>
        </draw:line>
        <draw:frame draw:style-name="gr3" draw:text-style-name="P3" draw:layer="layout" svg:width="9.725cm" svg:height="3.403cm" svg:x="6.515cm" svg:y="9.12cm">
          <draw:text-box>
            <text:p><text:span text:style-name="T3">7. Pollux Checks OWN LSDB and </text:span><text:span text:style-name="T2">installs LSA into LSDB</text:span></text:p>
            <text:p><text:span text:style-name="T2"/></text:p>
            <text:p><text:span text:style-name="T3">8. Builds own Name LSA and installs </text:span><text:span text:style-name="T2">into LSDB</text:span></text:p>
            <text:p><text:span text:style-name="T2"/></text:p>
            <text:p><text:span text:style-name="T3">9. Builds Adjacency LSA and </text:span><text:span text:style-name="T2">installs into LSDB</text:span></text:p>
            <text:p><text:span text:style-name="T2"/></text:p>
            <text:p><text:span text:style-name="T3">10. Pollux will reply to the interest of </text:span><text:span text:style-name="T2">neighbors by sending own LSDB Summary Content</text:span></text:p>
          </draw:text-box>
        </draw:frame>
        <draw:line draw:style-name="gr7" draw:text-style-name="P4" draw:layer="layout" svg:x1="8.62cm" svg:y1="13.665cm" svg:x2="18.78cm" svg:y2="12.395cm">
          <text:p><text:span text:style-name="T3">Interest on name /ndn/router/pollux/</text:span></text:p>
          <text:p><text:span text:style-name="T3">nlsr/sdb/version</text:span></text:p>
        </draw:line>
        <draw:line draw:style-name="gr5" draw:text-style-name="P4" draw:layer="layout" svg:x1="3.54cm" svg:y1="13.23cm" svg:x2="8.62cm" svg:y2="13.865cm">
          <text:p><text:span text:style-name="T3">Interest on name /ndn/</text:span></text:p>
          <text:p><text:span text:style-name="T3">router/pollux/nlsr/</text:span></text:p>
          <text:p><text:span text:style-name="T3">sdb/version</text:span></text:p>
          <text:p><text:span text:style-name="T3"/></text:p>
        </draw:line>
        <draw:line draw:style-name="gr5" draw:text-style-name="P4" draw:layer="layout" svg:x1="8.72cm" svg:y1="14.3cm" svg:x2="18.88cm" svg:y2="15.57cm">
          <text:p text:style-name="P1"><text:span text:style-name="T2">10. Summary LSDB Content</text:span></text:p>
          <text:p text:style-name="P1"><text:span text:style-name="T2"/></text:p>
        </draw:line>
        <draw:line draw:style-name="gr7" draw:text-style-name="P4" draw:layer="layout" svg:x1="3.54cm" svg:y1="15.47cm" svg:x2="8.62cm" svg:y2="14.835cm">
          <text:p text:style-name="P1"><text:span text:style-name="T2">10. Summary LSDB</text:span></text:p>
          <text:p text:style-name="P1"><text:span text:style-name="T2">Content</text:span></text:p>
        </draw:line>
        <draw:frame draw:style-name="gr3" draw:layer="layout" svg:width="1.905cm" svg:height="2.384cm" svg:x="12.43cm" svg:y="6.85cm">
          <draw:text-box>
            <text:p>.</text:p>
            <text:p>.</text:p>
            <text:p>.</text:p>
          </draw:text-box>
        </draw:frame>
        <draw:frame draw:style-name="gr3" draw:layer="layout" svg:width="1.905cm" svg:height="2.384cm" svg:x="4.831cm" svg:y="7.15cm">
          <draw:text-box>
            <text:p>.</text:p>
            <text:p>.</text:p>
            <text:p>.</text:p>
          </draw:text-box>
        </draw:frame>
        <draw:frame draw:style-name="gr4" draw:text-style-name="P3" draw:layer="layout" svg:width="6.35cm" svg:height="3.797cm" svg:x="16.24cm" svg:y="16.04cm">
          <draw:text-box>
            <text:p><text:span text:style-name="T3">11. Castor parses LSDB </text:span><text:span text:style-name="T2">summary content and for each LSA header it take following action</text:span></text:p>
            <text:p><text:span text:style-name="T2"><text:tab/></text:span><text:span text:style-name="T3">a. Check own LSDB </text:span><text:span text:style-name="T2">if the LSA is old then discards it else sends interest to pollux for LSA</text:span></text:p>
            <text:p><text:span text:style-name="T2"/></text:p>
            <text:p><text:span text:style-name="T3">Next two messages are </text:span><text:span text:style-name="T2">repeated for each LSA</text:span></text:p>
          </draw:text-box>
        </draw:frame>
        <draw:frame draw:style-name="gr4" draw:text-style-name="P3" draw:layer="layout" svg:width="6.35cm" svg:height="3.797cm" svg:x="1.14cm" svg:y="16.041cm">
          <draw:text-box>
            <text:p><text:span text:style-name="T3">11. Maia parses LSDB </text:span><text:span text:style-name="T2">summary content and for each LSA header it takes following action</text:span></text:p>
            <text:p><text:span text:style-name="T2"><text:tab/></text:span><text:span text:style-name="T3">a. Check own LSDB </text:span><text:span text:style-name="T2">if the LSA is old then discards it else sends interest to pollux for LSA</text:span></text:p>
            <text:p><text:span text:style-name="T2"/></text:p>
            <text:p><text:span text:style-name="T3">Next two messages are </text:span><text:span text:style-name="T2">repeated for each LSA</text:span></text:p>
          </draw:text-box>
        </draw:frame>
        <draw:frame draw:style-name="gr3" draw:text-style-name="P3" draw:layer="layout" svg:width="4.985cm" svg:height="2.615cm" svg:x="21.955cm" svg:y="3.54cm">
          <draw:text-box>
            <text:p text:style-name="P3"><text:span text:style-name="T2">Checks content if it is a NACK then does nothing. If the Content is summary LSDB then for each LSA Rigel sends interest to Castor.</text:span></text:p>
          </draw:text-box>
        </draw:frame>
        <draw:line draw:style-name="gr7" draw:text-style-name="P4" draw:layer="layout" svg:x1="18.78cm" svg:y1="7.75cm" svg:x2="24.495cm" svg:y2="6.48cm">
          <text:p text:style-name="P6">Interest on name prefix</text:p>
          <text:p text:style-name="P6">/ndn/memphis.edu/castor/nlsr/lsa/</text:p>
          <text:p text:style-name="P6">orig-router-name/ls-type/</text:p>
          <text:p text:style-name="P6">orig-time/ls-Id</text:p>
        </draw:line>
        <draw:line draw:style-name="gr11" draw:text-style-name="P4" draw:layer="layout" svg:x1="18.78cm" svg:y1="8.62cm" svg:x2="24.495cm" svg:y2="9.255cm">
          <text:p text:style-name="P4">LSA Content</text:p>
          <text:p text:style-name="P4"/>
        </draw:line>
        <draw:frame draw:style-name="gr3" draw:text-style-name="P3" draw:layer="layout" svg:width="4.445cm" svg:height="2.221cm" svg:x="22.59cm" svg:y="9.89cm">
          <draw:text-box>
            <text:p text:style-name="P3"><text:span text:style-name="T2">Rigel check LSA and install it to LSDB. Also enqueue in updates queue for neighbor except castor</text:span></text:p>
          </draw:text-box>
        </draw:frame>
      </draw:page>
      <draw:page draw:name="page3" draw:style-name="dp1" draw:master-page-name="Default">
        <draw:rect draw:style-name="gr1" draw:text-style-name="P2" draw:layer="layout" svg:width="2.54cm" svg:height="1.27cm" svg:x="6.35cm" svg:y="2.005cm">
          <text:p text:style-name="P7"><text:span text:style-name="T1">NLSR</text:span></text:p>
        </draw:rect>
        <draw:rect draw:style-name="gr1" draw:text-style-name="P2" draw:layer="layout" svg:width="2.54cm" svg:height="1.27cm" svg:x="8.85cm" svg:y="2.005cm">
          <text:p text:style-name="P7"><text:span text:style-name="T1">CCND</text:span></text:p>
        </draw:rect>
        <draw:rect draw:style-name="gr1" draw:text-style-name="P2" draw:layer="layout" svg:width="2.54cm" svg:height="1.27cm" svg:x="16.35cm" svg:y="2.005cm">
          <text:p text:style-name="P7"><text:span text:style-name="T1">NLSR</text:span></text:p>
        </draw:rect>
        <draw:rect draw:style-name="gr1" draw:text-style-name="P2" draw:layer="layout" svg:width="2.54cm" svg:height="1.27cm" svg:x="18.85cm" svg:y="2.005cm">
          <text:p text:style-name="P7"><text:span text:style-name="T1">CCND</text:span></text:p>
        </draw:rect>
        <draw:frame draw:style-name="gr3" draw:text-style-name="P4" draw:layer="layout" svg:width="5.715cm" svg:height="1.52cm" svg:x="6.18cm" svg:y="0.935cm">
          <draw:text-box>
            <text:p text:style-name="P8"><text:span text:style-name="T2">Pollux</text:span></text:p>
            <text:p text:style-name="P8"><text:span text:style-name="T2">/ndn/memphis.edu/pollux</text:span></text:p>
          </draw:text-box>
        </draw:frame>
        <draw:frame draw:style-name="gr3" draw:text-style-name="P4" draw:layer="layout" svg:width="5.715cm" svg:height="1.52cm" svg:x="15.981cm" svg:y="0.935cm">
          <draw:text-box>
            <text:p text:style-name="P8"><text:span text:style-name="T2">Castor</text:span></text:p>
            <text:p text:style-name="P8"><text:span text:style-name="T2">/ndn/memphis.edu/castor</text:span></text:p>
          </draw:text-box>
        </draw:frame>
        <draw:rect draw:style-name="gr1" draw:text-style-name="P2" draw:layer="layout" svg:width="2.54cm" svg:height="1.27cm" svg:x="21.85cm" svg:y="2.005cm">
          <text:p text:style-name="P7"><text:span text:style-name="T1">NLSR</text:span></text:p>
        </draw:rect>
        <draw:rect draw:style-name="gr1" draw:text-style-name="P2" draw:layer="layout" svg:width="2.54cm" svg:height="1.27cm" svg:x="24.35cm" svg:y="2.005cm">
          <text:p text:style-name="P7"><text:span text:style-name="T1">CCND</text:span></text:p>
        </draw:rect>
        <draw:rect draw:style-name="gr1" draw:text-style-name="P2" draw:layer="layout" svg:width="2.54cm" svg:height="1.27cm" svg:x="0.95cm" svg:y="2.005cm">
          <text:p text:style-name="P7"><text:span text:style-name="T1">NLSR</text:span></text:p>
        </draw:rect>
        <draw:rect draw:style-name="gr1" draw:text-style-name="P2" draw:layer="layout" svg:width="2.54cm" svg:height="1.27cm" svg:x="3.45cm" svg:y="2.005cm">
          <text:p text:style-name="P7"><text:span text:style-name="T1">CCND</text:span></text:p>
        </draw:rect>
        <draw:line draw:style-name="gr2" draw:text-style-name="P1" draw:layer="layout" svg:x1="8.82cm" svg:y1="3.34cm" svg:x2="8.82cm" svg:y2="20.485cm">
          <text:p/>
        </draw:line>
        <draw:line draw:style-name="gr2" draw:text-style-name="P1" draw:layer="layout" svg:x1="3.42cm" svg:y1="3.341cm" svg:x2="3.42cm" svg:y2="20.486cm">
          <text:p/>
        </draw:line>
        <draw:line draw:style-name="gr2" draw:text-style-name="P1" draw:layer="layout" svg:x1="18.82cm" svg:y1="3.341cm" svg:x2="18.82cm" svg:y2="20.486cm">
          <text:p/>
        </draw:line>
        <draw:line draw:style-name="gr2" draw:text-style-name="P1" draw:layer="layout" svg:x1="24.42cm" svg:y1="3.342cm" svg:x2="24.42cm" svg:y2="20.487cm">
          <text:p/>
        </draw:line>
        <draw:line draw:style-name="gr2" draw:text-style-name="P1" draw:layer="layout" svg:x1="18.82cm" svg:y1="3.342cm" svg:x2="18.82cm" svg:y2="20.487cm">
          <text:p/>
        </draw:line>
        <draw:frame draw:style-name="gr3" draw:text-style-name="P4" draw:layer="layout" svg:width="5.715cm" svg:height="1.52cm" svg:x="0.781cm" svg:y="0.935cm">
          <draw:text-box>
            <text:p text:style-name="P8"><text:span text:style-name="T2">Maia</text:span></text:p>
            <text:p text:style-name="P8"><text:span text:style-name="T2">/ndn/memphis.edu/maia</text:span></text:p>
          </draw:text-box>
        </draw:frame>
        <draw:frame draw:style-name="gr3" draw:text-style-name="P4" draw:layer="layout" svg:width="5.715cm" svg:height="1.52cm" svg:x="21.382cm" svg:y="0.935cm">
          <draw:text-box>
            <text:p text:style-name="P8"><text:span text:style-name="T2">Rigel</text:span></text:p>
            <text:p text:style-name="P8"><text:span text:style-name="T2">/ndn/memphis.edu/rigel</text:span></text:p>
          </draw:text-box>
        </draw:frame>
        <draw:line draw:style-name="gr7" draw:text-style-name="P4" draw:layer="layout" svg:x1="8.62cm" svg:y1="5.11cm" svg:x2="18.78cm" svg:y2="3.84cm">
          <text:p text:style-name="P9"><text:span text:style-name="T3">11. Interest on name /ndn/memphis</text:span></text:p>
          <text:p text:style-name="P9"><text:span text:style-name="T3">.edu/pollux/nlsr/lsa/orig-router-</text:span></text:p>
          <text:p text:style-name="P9"><text:span text:style-name="T3">name/ls-type/orig-time/ls-Id</text:span></text:p>
          <text:p text:style-name="P9"><text:span text:style-name="T3"/></text:p>
        </draw:line>
        <draw:line draw:style-name="gr5" draw:text-style-name="P4" draw:layer="layout" svg:x1="3.64cm" svg:y1="4.275cm" svg:x2="8.72cm" svg:y2="5.545cm">
          <text:p text:style-name="P9"><text:span text:style-name="T3">11. Interest on name</text:span></text:p>
          <text:p text:style-name="P9"><text:span text:style-name="T3">/ndn/memphis.edu/</text:span></text:p>
          <text:p text:style-name="P9"><text:span text:style-name="T3">pollux/nlsr/lsa/orig-</text:span></text:p>
          <text:p text:style-name="P9"><text:span text:style-name="T3">router-name/ls-type/</text:span></text:p>
          <text:p text:style-name="P9"><text:span text:style-name="T3">orig-time/ls-Id</text:span></text:p>
          <text:p text:style-name="P9"><text:span text:style-name="T3"/></text:p>
        </draw:line>
        <draw:frame draw:style-name="gr9" draw:text-style-name="P3" draw:layer="layout" svg:width="8.89cm" svg:height="0.885cm" svg:x="6.28cm" svg:y="6.08cm">
          <draw:text-box>
            <text:p text:style-name="P9"><text:span text:style-name="T2">12. Pollux replies back the LSA Content</text:span></text:p>
          </draw:text-box>
        </draw:frame>
        <draw:line draw:style-name="gr5" draw:text-style-name="P4" draw:layer="layout" svg:x1="8.72cm" svg:y1="6.715cm" svg:x2="18.88cm" svg:y2="7.985cm">
          <text:p text:style-name="P8"><text:span text:style-name="T2">12. LSA Content</text:span></text:p>
          <text:p text:style-name="P8"><text:span text:style-name="T2"/></text:p>
        </draw:line>
        <draw:line draw:style-name="gr7" draw:text-style-name="P4" draw:layer="layout" svg:x1="3.54cm" svg:y1="7.785cm" svg:x2="8.62cm" svg:y2="7.15cm">
          <text:p text:style-name="P8"><text:span text:style-name="T2">12. LSA Content</text:span></text:p>
          <text:p text:style-name="P8"><text:span text:style-name="T2"/></text:p>
        </draw:line>
        <draw:frame draw:style-name="gr3" draw:text-style-name="P3" draw:layer="layout" svg:width="6.985cm" svg:height="2.615cm" svg:x="16.24cm" svg:y="8.62cm">
          <draw:text-box>
            <text:p text:style-name="P9"><text:span text:style-name="T3">13. Upon receiving LSA Castor </text:span><text:span text:style-name="T2">will take following actions</text:span></text:p>
            <text:p text:style-name="P9"><text:span text:style-name="T2"><text:tab/></text:span><text:span text:style-name="T3">a. Check own LSDB </text:span><text:span text:style-name="T2">and install into LSDB</text:span></text:p>
            <text:p text:style-name="P9"><text:span text:style-name="T2"><text:tab/></text:span><text:span text:style-name="T3">b. Enqueue LSA in the updates queue for each neighbor</text:span></text:p>
          </draw:text-box>
        </draw:frame>
        <draw:frame draw:style-name="gr3" draw:text-style-name="P10" draw:layer="layout" svg:width="1.905cm" svg:height="2.384cm" svg:x="12.431cm" svg:y="7.35cm">
          <draw:text-box>
            <text:p text:style-name="P10">.</text:p>
            <text:p text:style-name="P10">.</text:p>
            <text:p text:style-name="P10">.</text:p>
          </draw:text-box>
        </draw:frame>
        <draw:frame draw:style-name="gr3" draw:text-style-name="P10" draw:layer="layout" svg:width="1.905cm" svg:height="2.384cm" svg:x="5.832cm" svg:y="7.45cm">
          <draw:text-box>
            <text:p text:style-name="P10">.</text:p>
            <text:p text:style-name="P10">.</text:p>
            <text:p text:style-name="P10">.</text:p>
          </draw:text-box>
        </draw:frame>
        <draw:frame draw:style-name="gr9" draw:text-style-name="P3" draw:layer="layout" svg:width="3.715cm" svg:height="1.433cm" svg:x="23.126cm" svg:y="9.766cm">
          <draw:text-box>
            <text:p text:style-name="P3"><text:span text:style-name="T2">Rigel sends periodic lsa update interest to neighbors </text:span></text:p>
          </draw:text-box>
        </draw:frame>
        <draw:line draw:style-name="gr7" draw:text-style-name="P4" draw:layer="layout" svg:x1="18.781cm" svg:y1="12.423cm" svg:x2="24.496cm" svg:y2="11.153cm">
          <text:p text:style-name="P1"><text:span text:style-name="T2">Interest on name prefix</text:span></text:p>
          <text:p text:style-name="P1"><text:span text:style-name="T2">/ndn/memephis.edu/castor/lsaupdate</text:span></text:p>
        </draw:line>
        <draw:frame draw:style-name="gr10" draw:text-style-name="P3" draw:layer="layout" svg:width="6.35cm" svg:height="2.155cm" svg:x="16.24cm" svg:y="12.541cm">
          <draw:text-box>
            <text:p text:style-name="P3"><text:span text:style-name="T2">Castor checks update queues. If there is updates in queue send back summary of LSDB Update else send NACK content</text:span></text:p>
          </draw:text-box>
        </draw:frame>
        <draw:line draw:style-name="gr11" draw:text-style-name="P4" draw:layer="layout" svg:x1="18.78cm" svg:y1="14.111cm" svg:x2="24.495cm" svg:y2="15.381cm">
          <text:p text:style-name="P4">Summary LSDB Update / NACK</text:p>
          <text:p text:style-name="P4">Content</text:p>
        </draw:line>
        <draw:frame draw:style-name="gr3" draw:text-style-name="P3" draw:layer="layout" svg:width="4.985cm" svg:height="2.615cm" svg:x="22.05cm" svg:y="15.175cm">
          <draw:text-box>
            <text:p text:style-name="P3"><text:span text:style-name="T2">Checks content if it is a NACK then does nothing. If the Content is summary LSDB then for each LSA Rigel sends interest to Castor.</text:span></text:p>
          </draw:text-box>
        </draw:frame>
        <draw:line draw:style-name="gr7" draw:text-style-name="P4" draw:layer="layout" svg:x1="18.781cm" svg:y1="19.283cm" svg:x2="24.496cm" svg:y2="18.013cm">
          <text:p text:style-name="P6">Interest on name prefix</text:p>
          <text:p text:style-name="P6">/ndn/memphis.edu/castor/nlsr/lsa/</text:p>
          <text:p text:style-name="P6">orig-router-name/ls-type/</text:p>
          <text:p text:style-name="P6">orig-time/ls-Id</text:p>
        </draw:line>
        <draw:line draw:style-name="gr11" draw:text-style-name="P4" draw:layer="layout" svg:x1="18.78cm" svg:y1="19.801cm" svg:x2="24.495cm" svg:y2="20.436cm">
          <text:p text:style-name="P4">LSA Content</text:p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K M Mahmudul Hoque</meta:initial-creator>
    <meta:creation-date>2012-08-02T09:47:16</meta:creation-date>
    <dc:date>2012-08-07T12:45:20</dc:date>
    <dc:creator>A K M Mahmudul Hoque</dc:creator>
    <meta:editing-duration>P1DT17M54S</meta:editing-duration>
    <meta:editing-cycles>9</meta:editing-cycles>
    <meta:generator>OpenOffice.org/3.4$Unix OpenOffice.org_project/340m1$Build-9590</meta:generator>
    <meta:document-statistic meta:object-count="96"/>
  </office:meta>
</office:document-meta>
</file>